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none" draw:textarea-horizontal-align="justify" draw:textarea-vertical-align="middle" draw:auto-grow-height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none" draw:textarea-horizontal-align="justify" draw:textarea-vertical-align="middle" draw:auto-grow-height="false" fo:margin-left="0cm" fo:margin-right="0cm" fo:margin-top="0cm" fo:margin-bottom="0cm" style:run-through="foreground" style:wrap="none" style:vertical-pos="top" style:vertical-rel="paragraph" style:horizontal-pos="center" style:horizontal-rel="paragraph"/>
    </style:style>
    <style:style style:name="gr3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3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scripción Actores</text:p>
      <text:p text:style-name="Standard"/>
      <text:list xml:id="list43200462" text:style-name="L1">
        <text:list-item>
          <text:p text:style-name="P1"><text:span text:style-name="T3">Cliente:</text:span> Persona interesada en efectuar el traslado de una carga.</text:p>
        </text:list-item>
        <text:list-item>
          <text:p text:style-name="P1"><text:span text:style-name="T1">Empleado:</text:span> Responsable de atención al cliente.</text:p>
        </text:list-item>
        <text:list-item>
          <text:p text:style-name="P1"><text:span text:style-name="T1">Despachante:</text:span> Responsable del maenjo de las entregas en los puntos de carga.</text:p>
        </text:list-item>
        <text:list-item>
          <text:p text:style-name="P1"><text:span text:style-name="T1">Empleado Logistica:</text:span> Responsable del diseño y modificacion de todo los referido a las rutas de transporte. </text:p>
          <text:p text:style-name="P1"/>
        </text:list-item>
      </text:list>
      <text:p text:style-name="Standard"/>
      <text:p text:style-name="P3">Descripcion Casos de Uso</text:p>
      <text:p text:style-name="P3"/>
      <text:list xml:id="list43306041" text:style-name="L2">
        <text:list-item>
          <text:p text:style-name="P2"><text:span text:style-name="T1">Ingreso al Sistema:</text:span> Provee el ingreso a las distintas funcionalidades del sistema según el tipo de usuario.</text:p>
        </text:list-item>
        <text:list-item>
          <text:p text:style-name="P2"><text:span text:style-name="T1">ABM Envios:</text:span> Provee la funcionalidad para dar de alta, baja o modificar los envios realizados en cualquier intancia d ellos mismos. </text:p>
        </text:list-item>
        <text:list-item>
          <text:p text:style-name="P2"><text:span text:style-name="T1">ABM Cliente:</text:span> Alta, baja o modificación de un cliente regular.</text:p>
        </text:list-item>
        <text:list-item>
          <text:p text:style-name="P2"><text:span text:style-name="T1">Selección de ruta:</text:span> Provee la funcionalidad para poder selecionar las distintas rutas posibles de envio, diferenciandolas por tipo de tranporte y por tramo y precios.</text:p>
        </text:list-item>
        <text:list-item>
          <text:p text:style-name="P2"><text:span text:style-name="T1">Facturación:</text:span> Emision de factura y registro de pago de un envio.</text:p>
        </text:list-item>
        <text:list-item>
          <text:p text:style-name="P2"><text:span text:style-name="T1">ABM Punto de carga: </text:span><text:s/>Provee la funcionalidad para dar de alta, baja o modificar los puntos de carga.</text:p>
        </text:list-item>
        <text:list-item>
          <text:p text:style-name="P2"><text:span text:style-name="T1">ABM Ruta:</text:span> <text:s/>Provee la funcionalidad para dar de alta, baja o modificar las rutas de envio.</text:p>
        </text:list-item>
        <text:list-item>
          <text:p text:style-name="P2"><text:span text:style-name="T1">ABM Transportadora:</text:span> <text:s/>Provee la funcionalidad para dar de alta, baja o modificar Empresas tranportadoras o tipos de transporte.</text:p>
        </text:list-item>
        <text:list-item>
          <text:p text:style-name="P2"><text:span text:style-name="T1">Consulta posición de carga:</text:span> Provee la funcionalidad para conocer el lugar en el que se encuentra una carga y la ruta que lleva.</text:p>
        </text:list-item>
        <text:list-item>
          <text:p text:style-name="P2"><text:span text:style-name="T1">Pago factura:</text:span> Provee la funcionalidad para pago en forma online.</text:p>
        </text:list-item>
        <text:list-item>
          <text:p text:style-name="P2"><text:span text:style-name="T1">Ingreso carga:</text:span> Provee la funcionalidad para registrar el ingreso de un envio en un punto de carga.</text:p>
        </text:list-item>
        <text:list-item>
          <text:p text:style-name="P2"><text:span text:style-name="T1">Salida de carga:</text:span> Provee la funcionalidad registrar el egreso de un envio de un punto de carga.</text:p>
        </text:list-item>
        <text:list-item>
          <text:p text:style-name="P2"><text:span text:style-name="T1">Registro de carga entregada:</text:span> Provee la funcionalidad para registrar el que un envio llego a destino, y fue recibido por el cliente.</text:p>
          <text:p text:style-name="P2"><text:s/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custom-shape text:anchor-type="paragraph" draw:z-index="0" draw:style-name="gr1" svg:width="6.377cm" svg:height="1.244cm" svg:x="9.068cm" svg:y="0.009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frame draw:style-name="fr1" draw:name="Marco1" text:anchor-type="paragraph" svg:x="0.813cm" svg:y="0.427cm" svg:width="1.827cm" draw:z-index="1"><draw:text-box fo:min-height="1.515cm"><text:p text:style-name="Caption"><draw:custom-shape text:anchor-type="paragraph" draw:z-index="2" draw:style-name="gr2" svg:width="1.006cm" svg:height="0.927cm" svg:x="0.411cm" svg:y="0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Cliente</text:p></draw:text-box></draw:frame><draw:frame text:anchor-type="paragraph" draw:z-index="21" draw:style-name="gr3" svg:width="3.44cm" svg:height="0.556cm" svg:x="10.629cm" svg:y="0.406cm"><draw:text-box><text:p>Ingreso al sistema</text:p></draw:text-box></draw:frame></text:p>
      <text:p text:style-name="Standard"><draw:line text:anchor-type="paragraph" draw:z-index="34" draw:style-name="gr12" draw:text-style-name="P4" svg:x1="2.639cm" svg:y1="0.792cm" svg:x2="9.068cm" svg:y2="0.183cm"><text:p/></draw:line><draw:line text:anchor-type="paragraph" draw:z-index="37" draw:style-name="gr12" draw:text-style-name="P4" svg:x1="2.639cm" svg:y1="4.469cm" svg:x2="9.068cm" svg:y2="0.183cm"><text:p/></draw:line></text:p>
      <text:p text:style-name="Standard"><draw:line text:anchor-type="paragraph" draw:z-index="35" draw:style-name="gr12" draw:text-style-name="P4" svg:x1="2.639cm" svg:y1="0.305cm" svg:x2="9.201cm" svg:y2="13.243cm"><text:p/></draw:line><draw:line text:anchor-type="paragraph" draw:z-index="36" draw:style-name="gr12" draw:text-style-name="P4" svg:x1="2.639cm" svg:y1="0.305cm" svg:x2="9.201cm" svg:y2="11.709cm"><text:p/></draw:line></text:p>
      <text:p text:style-name="Standard"/>
      <text:p text:style-name="Standard"><draw:custom-shape text:anchor-type="paragraph" draw:z-index="11" draw:style-name="gr1" svg:width="6.377cm" svg:height="1.244cm" svg:x="9.068cm" svg:y="0.072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frame text:anchor-type="paragraph" draw:z-index="22" draw:style-name="gr4" svg:width="2.779cm" svg:height="0.609cm" svg:x="10.788cm" svg:y="0.39cm"><draw:text-box><text:p>ABM envio</text:p></draw:text-box></draw:frame></text:p>
      <text:p text:style-name="Standard"><draw:line text:anchor-type="paragraph" draw:z-index="38" draw:style-name="gr12" draw:text-style-name="P4" svg:x1="2.639cm" svg:y1="2.522cm" svg:x2="9.068cm" svg:y2="0.22cm"><text:p/></draw:line></text:p>
      <text:p text:style-name="Standard"/>
      <text:p text:style-name="Standard"/>
      <text:p text:style-name="Standard"><draw:frame draw:style-name="fr1" draw:name="Marco2" text:anchor-type="paragraph" svg:x="0.707cm" svg:y="0.168cm" svg:width="1.933cm" draw:z-index="3"><draw:text-box fo:min-height="1.526cm"><text:p text:style-name="Caption"><draw:custom-shape text:anchor-type="paragraph" draw:z-index="4" draw:style-name="gr2" svg:width="1.006cm" svg:height="0.927cm" svg:x="0.464cm" svg:y="0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Empleado</text:p></draw:text-box></draw:frame><draw:custom-shape text:anchor-type="paragraph" draw:z-index="9" draw:style-name="gr1" svg:width="6.377cm" svg:height="1.244cm" svg:x="9.068cm" svg:y="0.009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frame text:anchor-type="paragraph" draw:z-index="23" draw:style-name="gr5" svg:width="3.573cm" svg:height="0.53cm" svg:x="10.391cm" svg:y="0.374cm"><draw:text-box><text:p>Selección de ruta</text:p></draw:text-box></draw:frame></text:p>
      <text:p text:style-name="Standard"><draw:line text:anchor-type="paragraph" draw:z-index="39" draw:style-name="gr12" draw:text-style-name="P4" svg:x1="2.639cm" svg:y1="0.575cm" svg:x2="9.068cm" svg:y2="0.152cm"><text:p/></draw:line></text:p>
      <text:p text:style-name="Standard"><draw:line text:anchor-type="paragraph" draw:z-index="40" draw:style-name="gr12" draw:text-style-name="P4" svg:x1="2.639cm" svg:y1="0.088cm" svg:x2="9.068cm" svg:y2="1.305cm"><text:p/></draw:line><draw:line text:anchor-type="paragraph" draw:z-index="46" draw:style-name="gr12" draw:text-style-name="P4" svg:x1="2.639cm" svg:y1="0.088cm" svg:x2="9.068cm" svg:y2="16.148cm"><text:p/></draw:line><draw:line text:anchor-type="paragraph" draw:z-index="47" draw:style-name="gr12" draw:text-style-name="P4" svg:x1="2.639cm" svg:y1="0.088cm" svg:x2="9.068cm" svg:y2="14.508cm"><text:p/></draw:line></text:p>
      <text:p text:style-name="Standard"><draw:custom-shape text:anchor-type="paragraph" draw:z-index="10" draw:style-name="gr1" svg:width="6.377cm" svg:height="1.244cm" svg:x="9.068cm" svg:y="0.226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text:p>
      <text:p text:style-name="Standard"><draw:frame text:anchor-type="paragraph" draw:z-index="24" draw:style-name="gr5" svg:width="2.7cm" svg:height="0.53cm" svg:x="10.92cm" svg:y="0.093cm"><draw:text-box><text:p>Facturación</text:p></draw:text-box></draw:frame></text:p>
      <text:p text:style-name="Standard"/>
      <text:p text:style-name="Standard"><draw:custom-shape text:anchor-type="paragraph" draw:z-index="13" draw:style-name="gr1" svg:width="6.377cm" svg:height="1.244cm" svg:x="9.068cm" svg:y="0.39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text:p>
      <text:p text:style-name="Standard"><draw:frame text:anchor-type="paragraph" draw:z-index="25" draw:style-name="gr6" svg:width="3.678cm" svg:height="0.636cm" svg:x="10.391cm" svg:y="0.22cm"><draw:text-box><text:p>ABM punto de carga</text:p></draw:text-box></draw:frame></text:p>
      <text:p text:style-name="Standard"><draw:line text:anchor-type="paragraph" draw:z-index="41" draw:style-name="gr12" draw:text-style-name="P4" svg:x1="2.586cm" svg:y1="3.755cm" svg:x2="9.068cm" svg:y2="0.104cm"><text:p/></draw:line></text:p>
      <text:p text:style-name="Standard"/>
      <text:p text:style-name="Standard"><draw:custom-shape text:anchor-type="paragraph" draw:z-index="12" draw:style-name="gr1" svg:width="6.377cm" svg:height="1.244cm" svg:x="9.068cm" svg:y="0.009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frame text:anchor-type="paragraph" draw:z-index="26" draw:style-name="gr7" svg:width="2.752cm" svg:height="0.489cm" svg:x="10.814cm" svg:y="0.427cm"><draw:text-box><text:p>ABM Ruta</text:p></draw:text-box></draw:frame></text:p>
      <text:p text:style-name="Standard"><draw:line text:anchor-type="paragraph" draw:z-index="42" draw:style-name="gr12" draw:text-style-name="P4" svg:x1="2.586cm" svg:y1="2.295cm" svg:x2="9.068cm" svg:y2="0.205cm"><text:p/></draw:line></text:p>
      <text:p text:style-name="Standard"/>
      <text:p text:style-name="Standard"><draw:frame draw:style-name="fr1" draw:name="Marco4" text:anchor-type="paragraph" svg:x="0.76cm" svg:y="0.289cm" svg:width="1.827cm" draw:z-index="7"><draw:text-box fo:min-height="2.118cm"><text:p text:style-name="Caption"><draw:custom-shape text:anchor-type="paragraph" draw:z-index="8" draw:style-name="gr2" svg:width="0.98cm" svg:height="0.98cm" svg:x="0.423cm" svg:y="0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Empleado Logistica</text:p></draw:text-box></draw:frame><draw:custom-shape text:anchor-type="paragraph" draw:z-index="14" draw:style-name="gr1" svg:width="6.377cm" svg:height="1.244cm" svg:x="9.068cm" svg:y="0.109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frame text:anchor-type="paragraph" draw:z-index="27" draw:style-name="gr8" svg:width="4.022cm" svg:height="0.583cm" svg:x="10.497cm" svg:y="0.422cm"><draw:text-box><text:p>ABM Transportadora</text:p></draw:text-box></draw:frame></text:p>
      <text:p text:style-name="Standard"><draw:line text:anchor-type="paragraph" draw:z-index="43" draw:style-name="gr12" draw:text-style-name="P4" svg:x1="2.586cm" svg:y1="0.834cm" svg:x2="9.068cm" svg:y2="0.305cm"><text:p/></draw:line></text:p>
      <text:p text:style-name="Standard"/>
      <text:p text:style-name="Standard"><draw:custom-shape text:anchor-type="paragraph" draw:z-index="18" draw:style-name="gr1" svg:width="6.377cm" svg:height="1.244cm" svg:x="9.2cm" svg:y="0.369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text:p>
      <text:p text:style-name="Standard"><draw:frame text:anchor-type="paragraph" draw:z-index="28" draw:style-name="gr9" svg:width="4.208cm" svg:height="0.503cm" svg:x="10.206cm" svg:y="0.22cm"><draw:text-box><text:p>Consulta pos. carga</text:p></draw:text-box></draw:frame></text:p>
      <text:p text:style-name="Standard"/>
      <text:p text:style-name="Standard"/>
      <text:p text:style-name="Standard"><draw:custom-shape text:anchor-type="paragraph" draw:z-index="15" draw:style-name="gr1" svg:width="6.377cm" svg:height="1.244cm" svg:x="9.2cm" svg:y="0.046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frame text:anchor-type="paragraph" draw:z-index="29" draw:style-name="gr10" svg:width="2.805cm" svg:height="0.489cm" svg:x="10.973cm" svg:y="0.374cm"><draw:text-box><text:p>Pago Factura</text:p></draw:text-box></draw:frame></text:p>
      <text:p text:style-name="Standard"/>
      <text:p text:style-name="Standard"/>
      <text:p text:style-name="Standard"><draw:custom-shape text:anchor-type="paragraph" draw:z-index="19" draw:style-name="gr1" svg:width="6.377cm" svg:height="1.244cm" svg:x="9.068cm" svg:y="0.374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text:p>
      <text:p text:style-name="Standard"><draw:frame text:anchor-type="paragraph" draw:z-index="30" draw:style-name="gr10" svg:width="2.805cm" svg:height="0.489cm" svg:x="10.973cm" svg:y="0.226cm"><draw:text-box><text:p>Ingreso carga</text:p></draw:text-box></draw:frame><draw:frame draw:style-name="fr1" draw:name="Marco3" text:anchor-type="paragraph" svg:x="0.337cm" svg:y="0.014cm" svg:width="2.383cm" draw:z-index="5"><draw:text-box fo:min-height="1.9cm"><text:p text:style-name="Caption"><draw:custom-shape text:anchor-type="paragraph" draw:z-index="6" draw:style-name="gr2" svg:width="1.006cm" svg:height="0.927cm" svg:x="0.688cm" svg:y="0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Despachante</text:p></draw:text-box></draw:frame></text:p>
      <text:p text:style-name="Standard"><draw:line text:anchor-type="paragraph" draw:z-index="44" draw:style-name="gr12" draw:text-style-name="P4" svg:x1="2.718cm" svg:y1="0.507cm" svg:x2="9.068cm" svg:y2="0.004cm"><text:p/></draw:line></text:p>
      <text:p text:style-name="Standard"><draw:line text:anchor-type="paragraph" draw:z-index="45" draw:style-name="gr12" draw:text-style-name="P4" svg:x1="2.718cm" svg:y1="0.019cm" svg:x2="9.068cm" svg:y2="1.13cm"><text:p/></draw:line></text:p>
      <text:p text:style-name="Standard"><draw:custom-shape text:anchor-type="paragraph" draw:z-index="20" draw:style-name="gr1" svg:width="6.377cm" svg:height="1.244cm" svg:x="9.068cm" svg:y="0.025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frame text:anchor-type="paragraph" draw:z-index="31" draw:style-name="gr8" svg:width="2.541cm" svg:height="0.583cm" svg:x="10.92cm" svg:y="0.406cm"><draw:text-box><text:p>Salida carga</text:p></draw:text-box></draw:frame></text:p>
      <text:p text:style-name="Standard"/>
      <text:p text:style-name="Standard"/>
      <text:p text:style-name="Standard"><draw:custom-shape text:anchor-type="paragraph" draw:z-index="16" draw:style-name="gr1" svg:width="6.377cm" svg:height="1.244cm" svg:x="9.068cm" svg:y="0.263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text:p>
      <text:p text:style-name="Standard"><draw:frame text:anchor-type="paragraph" draw:z-index="32" draw:style-name="gr5" svg:width="4.552cm" svg:height="0.53cm" svg:x="10.206cm" svg:y="0.125cm"><draw:text-box><text:p>Registro carga entregada</text:p></draw:text-box></draw:frame></text:p>
      <text:p text:style-name="Standard"/>
      <text:p text:style-name="Standard"><draw:custom-shape text:anchor-type="paragraph" draw:z-index="17" draw:style-name="gr1" svg:width="6.377cm" svg:height="1.244cm" svg:x="9.068cm" svg:y="0.422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text:p>
      <text:p text:style-name="Standard"><draw:frame text:anchor-type="paragraph" draw:z-index="33" draw:style-name="gr11" svg:width="2.858cm" svg:height="0.489cm" svg:x="11cm" svg:y="0.279cm"><draw:text-box><text:p>ABM Cliente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rawing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tín Luoni</meta:initial-creator>
    <meta:creation-date>2010-09-14T23:08:17.60</meta:creation-date>
    <dc:date>2010-09-15T00:16:05.78</dc:date>
    <dc:creator>Martín Luoni</dc:creator>
    <meta:editing-duration>PT01H07M47S</meta:editing-duration>
    <meta:editing-cycles>3</meta:editing-cycles>
    <meta:generator>OpenOffice.org/3.0$Win32 OpenOffice.org_project/300m9$Build-9358</meta:generator>
    <meta:document-statistic meta:table-count="0" meta:image-count="0" meta:object-count="0" meta:page-count="3" meta:paragraph-count="24" meta:word-count="298" meta:character-count="1753"/>
    <meta:user-defined meta:name="Información 1"/>
    <meta:user-defined meta:name="Información 2"/>
    <meta:user-defined meta:name="Información 3"/>
    <meta:user-defined meta:name="Información 4"/>
  </office:meta>
</office:document-meta>
</file>